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UADROS ZAMORA, JULIO MARIN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Y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UADROS ZAMORA, JULIO MARIN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S BB FRANCES ROJO (PAVIPOLLOS)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UBEN CO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20:36:4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